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1900" style:text-align-source="fix" style:repeat-content="false" fo:border="2.01pt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9900" fo:border="2.01pt solid #000000"/>
    </style:style>
    <style:style style:name="ce3" style:family="table-cell" style:parent-style-name="Default">
      <style:table-cell-properties fo:background-color="#006600" fo:border="2.01pt solid #000000"/>
    </style:style>
    <style:style style:name="ce4" style:family="table-cell" style:parent-style-name="Default">
      <style:table-cell-properties fo:background-color="#000099" fo:border="2.01pt solid #000000"/>
    </style:style>
    <style:style style:name="ce5" style:family="table-cell" style:parent-style-name="Default">
      <style:table-cell-properties fo:border="2.01pt solid #000000"/>
    </style:style>
    <style:style style:name="ce6" style:family="table-cell" style:parent-style-name="Default">
      <style:table-cell-properties fo:background-color="#006600" fo:wrap-option="wrap" fo:border="2.01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1900" style:text-align-source="fix" style:repeat-content="false" fo:border="2.01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3" table:number-rows-spanned="1">
            <text:p>All events</text:p>
          </table:table-cell>
          <table:covered-table-cell table:number-columns-repeated="2" table:style-name="ce5"/>
          <table:table-cell table:number-columns-repeated="2"/>
          <table:table-cell table:style-name="ce7" office:value-type="string" calcext:value-type="string" table:number-columns-spanned="3" table:number-rows-spanned="1">
            <text:p>E_e- + E_e+ &gt; 0.85GeV</text:p>
          </table:table-cell>
          <table:covered-table-cell table:number-columns-repeated="2"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Ecal Row</text:p>
          </table:table-cell>
          <table:table-cell table:style-name="ce2" office:value-type="string" calcext:value-type="string">
            <text:p>Number of Events</text:p>
          </table:table-cell>
          <table:table-cell table:style-name="ce2" office:value-type="string" calcext:value-type="string">
            <text:p>Occupancy in percent</text:p>
          </table:table-cell>
          <table:table-cell table:number-columns-repeated="2"/>
          <table:table-cell table:style-name="ce2" office:value-type="string" calcext:value-type="string">
            <text:p>Ecal Row</text:p>
          </table:table-cell>
          <table:table-cell table:style-name="ce2" office:value-type="string" calcext:value-type="string">
            <text:p>Number of Events</text:p>
          </table:table-cell>
          <table:table-cell table:style-name="ce2" office:value-type="string" calcext:value-type="string">
            <text:p>Occupancy in percent</text:p>
          </table:table-cell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6" office:value-type="float" office:value="69410" calcext:value-type="float">
            <text:p>69410</text:p>
          </table:table-cell>
          <table:table-cell table:style-name="ce3" table:formula="of:=100*[.F10]/[.F$17]" office:value-type="float" office:value="48.42941069759" calcext:value-type="float">
            <text:p>48.429410697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20540" calcext:value-type="float">
            <text:p>20540</text:p>
          </table:table-cell>
          <table:table-cell table:style-name="ce3" table:formula="of:=100*[.K10]/[.K$17]" office:value-type="float" office:value="51.4825676115999" calcext:value-type="float">
            <text:p>51.4825676116</text:p>
          </table:table-cell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6" office:value-type="float" office:value="39920" calcext:value-type="float">
            <text:p>39920</text:p>
          </table:table-cell>
          <table:table-cell table:style-name="ce3" table:formula="of:=100*[.F11]/[.F$17]" office:value-type="float" office:value="27.8533651498025" calcext:value-type="float">
            <text:p>27.8533651498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float" office:value="10502" calcext:value-type="float">
            <text:p>10502</text:p>
          </table:table-cell>
          <table:table-cell table:style-name="ce3" table:formula="of:=100*[.K11]/[.K$17]" office:value-type="float" office:value="26.3227811614908" calcext:value-type="float">
            <text:p>26.3227811615</text:p>
          </table:table-cell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18239" calcext:value-type="float">
            <text:p>18239</text:p>
          </table:table-cell>
          <table:table-cell table:style-name="ce3" table:formula="of:=100*[.F12]/[.F$17]" office:value-type="float" office:value="12.7258899540894" calcext:value-type="float">
            <text:p>12.725889954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float" office:value="4719" calcext:value-type="float">
            <text:p>4719</text:p>
          </table:table-cell>
          <table:table-cell table:style-name="ce3" table:formula="of:=100*[.K12]/[.K$17]" office:value-type="float" office:value="11.8279569892473" calcext:value-type="float">
            <text:p>11.8279569892</text:p>
          </table:table-cell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6" office:value-type="float" office:value="10743" calcext:value-type="float">
            <text:p>10743</text:p>
          </table:table-cell>
          <table:table-cell table:style-name="ce3" table:formula="of:=100*[.F13]/[.F$17]" office:value-type="float" office:value="7.49570896303429" calcext:value-type="float">
            <text:p>7.49570896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float" office:value="2781" calcext:value-type="float">
            <text:p>2781</text:p>
          </table:table-cell>
          <table:table-cell table:style-name="ce3" table:formula="of:=100*[.K13]/[.K$17]" office:value-type="float" office:value="6.97044890593278" calcext:value-type="float">
            <text:p>6.9704489059</text:p>
          </table:table-cell>
        </table:table-row>
        <table:table-row table:style-name="ro1"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6" office:value-type="float" office:value="5010" calcext:value-type="float">
            <text:p>5010</text:p>
          </table:table-cell>
          <table:table-cell table:style-name="ce3" table:formula="of:=100*[.F14]/[.F$17]" office:value-type="float" office:value="3.49562523548374" calcext:value-type="float">
            <text:p>3.495625235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float" office:value="1355" calcext:value-type="float">
            <text:p>1355</text:p>
          </table:table-cell>
          <table:table-cell table:style-name="ce3" table:formula="of:=100*[.K14]/[.K$17]" office:value-type="float" office:value="3.3962453317292" calcext:value-type="float">
            <text:p>3.3962453317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style-name="ce3" table:formula="of:=100*[.F15]/[.F$17]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style-name="ce3" table:formula="of:=100*[.K15]/[.K$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style-name="ce3" table:formula="of:=100*[.F16]/[.F$17]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style-name="ce3" table:formula="of:=100*[.K16]/[.K$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Integral events in all rows</text:p>
          </table:table-cell>
          <table:table-cell table:style-name="ce4" table:formula="of:=SUM([.F10:.F14])" office:value-type="float" office:value="143322" calcext:value-type="float">
            <text:p>143322</text:p>
          </table:table-cell>
          <table:table-cell table:style-name="ce4" table:formula="of:=100*[.F17]/[.F$17]"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Integral events in all rows</text:p>
          </table:table-cell>
          <table:table-cell table:style-name="ce4" table:formula="of:=SUM([.K10:.K14])" office:value-type="float" office:value="39897" calcext:value-type="float">
            <text:p>39897</text:p>
          </table:table-cell>
          <table:table-cell table:style-name="ce4" table:formula="of:=100*[.K17]/[.K$17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2:57:29.291928301</meta:creation-date>
    <dc:title>Konsole output</dc:title>
    <dc:date>2015-07-28T17:03:46.804742862</dc:date>
    <meta:editing-duration>PT2H46M37S</meta:editing-duration>
    <meta:editing-cycles>1</meta:editing-cycles>
    <meta:document-statistic meta:table-count="1" meta:cell-count="48" meta:object-count="0"/>
    <meta:generator>LibreOffice/4.4.2.2$Linux_X86_64 LibreOffice_project/40m0$Build-2</meta:generator>
  </office:meta>
</office:document-meta>
</file>